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66cm" table:align="right" style:writing-mode="lr-tb"/>
    </style:style>
    <style:style style:name="Table1.A" style:family="table-column">
      <style:table-column-properties style:column-width="5.099cm"/>
    </style:style>
    <style:style style:name="Table1.B" style:family="table-column">
      <style:table-column-properties style:column-width="1.7cm"/>
    </style:style>
    <style:style style:name="Table1.C" style:family="table-column">
      <style:table-column-properties style:column-width="1.4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Author">
      <style:paragraph-properties fo:margin-top="0.176cm" fo:margin-bottom="0.176cm" loext:contextual-spacing="false" fo:line-height="50%"/>
      <style:text-properties fo:font-size="8pt" style:font-size-asian="8pt" style:font-size-complex="8pt"/>
    </style:style>
    <style:style style:name="P4" style:family="paragraph" style:parent-style-name="Author">
      <style:paragraph-properties fo:margin-top="0.176cm" fo:margin-bottom="0.071cm" loext:contextual-spacing="false"/>
    </style:style>
    <style:style style:name="P5" style:family="paragraph" style:parent-style-name="Standard" style:master-page-name="First_20_Page">
      <style:paragraph-properties fo:margin-top="0.176cm" fo:margin-bottom="0.176cm" loext:contextual-spacing="false" style:page-number="auto"/>
    </style:style>
    <style:style style:name="P6" style:family="paragraph" style:parent-style-name="Heading_20_3">
      <style:text-properties officeooo:paragraph-rsid="00191950"/>
    </style:style>
    <style:style style:name="P7" style:family="paragraph" style:parent-style-name="Author">
      <style:paragraph-properties fo:margin-top="0.176cm" fo:margin-bottom="0.071cm" loext:contextual-spacing="false"/>
      <style:text-properties fo:font-size="9pt" style:font-size-asian="9pt" style:font-size-complex="9pt"/>
    </style:style>
    <style:style style:name="P8" style:family="paragraph" style:parent-style-name="Heading_20_1">
      <style:text-properties fo:font-style="normal" style:font-style-asian="normal" style:font-style-complex="normal"/>
    </style:style>
    <style:style style:name="P9" style:family="paragraph" style:parent-style-name="Heading_20_1">
      <style:text-properties officeooo:rsid="000efc63" officeooo:paragraph-rsid="000efc63"/>
    </style:style>
    <style:style style:name="P10" style:family="paragraph" style:parent-style-name="Heading_20_1">
      <style:text-properties officeooo:rsid="000f4269" officeooo:paragraph-rsid="000f4269"/>
    </style:style>
    <style:style style:name="P11" style:family="paragraph" style:parent-style-name="Table_20_Heading"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7c01e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>
      <style:text-properties fo:font-style="normal" officeooo:paragraph-rsid="000efc63" style:font-style-asian="normal" style:font-style-complex="normal"/>
    </style:style>
    <style:style style:name="P16" style:family="paragraph" style:parent-style-name="Text_20_body">
      <style:text-properties fo:font-style="normal" officeooo:rsid="000efc63" officeooo:paragraph-rsid="000efc63" style:font-style-asian="normal" style:font-style-complex="normal"/>
    </style:style>
    <style:style style:name="P17" style:family="paragraph" style:parent-style-name="Text_20_body">
      <style:text-properties fo:font-style="normal" officeooo:rsid="000f4269" officeooo:paragraph-rsid="000f4269" style:font-style-asian="normal" style:font-style-complex="normal"/>
    </style:style>
    <style:style style:name="P18" style:family="paragraph" style:parent-style-name="Text_20_body">
      <style:text-properties fo:font-style="normal" officeooo:rsid="001165e6" officeooo:paragraph-rsid="001165e6" style:font-style-asian="normal" style:font-style-complex="normal"/>
    </style:style>
    <style:style style:name="P19" style:family="paragraph" style:parent-style-name="Text_20_body">
      <style:text-properties fo:font-style="normal" officeooo:rsid="0012671c" officeooo:paragraph-rsid="0012671c" style:font-style-asian="normal" style:font-style-complex="normal"/>
    </style:style>
    <style:style style:name="P20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paragraph-rsid="0012e3a9"/>
    </style:style>
    <style:style style:name="P21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671c" style:font-style-asian="normal" style:font-style-complex="normal"/>
    </style:style>
    <style:style style:name="T8" style:family="text">
      <style:text-properties fo:font-style="normal" officeooo:rsid="0012e3a9" style:font-style-asian="normal" style:font-style-complex="normal"/>
    </style:style>
    <style:style style:name="T9" style:family="text">
      <style:text-properties fo:font-style="normal" officeooo:rsid="00166244" style:font-style-asian="normal" style:font-style-complex="normal"/>
    </style:style>
    <style:style style:name="T10" style:family="text">
      <style:text-properties fo:font-style="normal" style:font-style-asian="normal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24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12" style:family="text">
      <style:text-properties officeooo:rsid="000efc63"/>
    </style:style>
    <style:style style:name="T13" style:family="text">
      <style:text-properties officeooo:rsid="000f4269"/>
    </style:style>
    <style:style style:name="T14" style:family="text">
      <style:text-properties fo:font-size="10pt" fo:font-style="normal" style:font-size-asian="10pt" style:font-style-asian="normal" style:font-size-complex="10pt" style:font-style-complex="italic"/>
    </style:style>
    <style:style style:name="T15" style:family="text">
      <style:text-properties fo:font-size="10pt" fo:font-style="normal" officeooo:rsid="00191950" style:font-size-asian="10pt" style:font-style-asian="normal" style:font-size-complex="10pt" style:font-style-complex="italic"/>
    </style:style>
    <style:style style:name="T16" style:family="text">
      <style:text-properties fo:font-size="10pt" fo:font-style="normal" officeooo:rsid="001ae7a5" style:font-size-asian="10pt" style:font-style-asian="normal" style:font-size-complex="10pt" style:font-style-complex="italic"/>
    </style:style>
    <style:style style:name="Sect1" style:family="section">
      <style:section-properties text:dont-balance-text-columns="false" style:writing-mode="lr-tb" style:editable="false">
        <style:columns fo:column-count="3" fo:column-gap="0.377cm">
          <style:column style:rel-width="21845*" fo:start-indent="0cm" fo:end-indent="0.189cm"/>
          <style:column style:rel-width="21845*" fo:start-indent="0.189cm" fo:end-indent="0.189cm"/>
          <style:column style:rel-width="21845*" fo:start-indent="0.189cm" fo:end-indent="0cm"/>
        </style:columns>
      </style:section-properties>
    </style:style>
    <style:style style:name="Sect2" style:family="section">
      <style:section-properties style:writing-mode="lr-tb" fo:margin-left="0.025cm" fo:margin-right="0.025cm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6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c7ac79b-7fff-fba4-cae0-59a4568e9a1e"/><text:span text:style-name="T11">Análise e implementação de algoritmos de aprendizado sobre a base de dados Mushroom Database.</text:span><text:span text:style-name="T3"> </text:span></text:p>
      <text:p text:style-name="P3"/>
      <text:section text:style-name="Sect1" text:name="Seção1">
        <text:p text:style-name="P4"><text:span text:style-name="T4">Claudio Carvalho de Oliveira 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cco2@cin.ufpe.br</text:span></text:p>
        <text:p text:style-name="P7"/>
        <text:p text:style-name="P4"><text:span text:style-name="T4">Guilherme Gouveia Figueiredo Lima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ggfl@cin.ufpe.br</text:span></text:p>
        <text:p text:style-name="P7"/>
        <text:p text:style-name="P4"><text:span text:style-name="T4">Marina Oliveira Barros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mob@cin.ufpe.br</text:span></text:p>
        <text:p text:style-name="P7"/>
      </text:section>
      <text:section text:style-name="Sect1" text:name="Seção4">
        <text:p text:style-name="Author"/>
      </text:section>
      <text:section text:style-name="Sect2" text:name="Seção5">
        <text:p text:style-name="Abstract"><text:span text:style-name="T1">Abstract</text:span>—<text:span text:style-name="T2">Visando colocar em prática os conhecimentos adquiridos durante as aulas de Sistemas Inteligentes, ministradas pelo professor Cleber Zanchettin, aplicamos sobre a base de dados Mushroom Database (disponível no UCI Machine Learning Repository) quatro algoritmos de aprendizado supervisionado e três não-supervisionado. Posteriormente, implementamos nossa própria versão do classificador mais bem avaliado em cada categoria, realizando ainda uma análise sobre os resultados.</text:span></text:p>
        <text:p text:style-name="Keywords">Keywords—classficador, aprendizagem de máquina, aprendizagem supervisionada, aprendizagem não-supervisionada, projeto de disciplina</text:p>
        <text:h text:style-name="Heading_20_1" text:outline-level="1">Introdução</text:h>
        <text:p text:style-name="Text_20_body">Nosso projeto consiste basicamente em três etapas básicas, divididas entre a escolha de uma base de dados, o teste destas utilizando diversos algoritmos de aprendizagem e, por fim, a implementação de alguns deles.</text:p>
        <text:p text:style-name="Text_20_body">Para a obtenção de uma base de dados, escolhemos dentre as disponíveis no UCI Machine Learning Repository, tendo como parâmetros para escolha um mínimo de 1000 instâncias e 6 atributos. Desse modo, acabamos por optar pela Mushroom Database, um <text:span text:style-name="T1">Data Set</text:span><text:span text:style-name="T6"> contendo informações sobre cogumelos de vinte e três espécies dentre as famílias Agaricus e Lepiota, divididas em vinte e dois atributos e uma classificação entre comestível ou venenoso. Os dados originais para a formação dessa base vêm de [1].</text:span></text:p>
        <text:p text:style-name="P2">Quanto à aplicação dos algoritmos de aprendizado, optamos pelo uso do WEKA, um software neozelandês que agrega uma vasta coleção de ferramentas para aprendizado de máquina e mineração dados, contando ainda com uma interface intuitiva para nossas análises.</text:p>
        <text:p text:style-name="P2">Foram aplicados os seguintes algoritmos de aprendizagem supervisionada: Árvores de Decisão, K-Nearest Neighbor (KNN), Suppor Vector Machine (SVM) e Rede Neural (usando back-propagation). Já para os algoritmos de aprendizagem não-supervisionada, utilizamos: K-Means, Mistura de Gaussianas e Expectation-Maximization.</text:p>
        <text:p text:style-name="P2">Por fim, além de realizar uma breve análise sobre os resultados obtidos, implementamos o classificador mais bem-sucedido tanto na categoria dos supervisionados quanto na dos não-supervisionados.</text:p>
        <text:h text:style-name="P8" text:outline-level="1">Nossa Base de Dados</text:h>
        <text:p text:style-name="Text_20_body"><text:span text:style-name="T6">A base de dados escolhida (Mushroom Database) contém exemplares de cogumelos de vinte e três espécies diferentes dentre as famílias Agaricus e Lepiota, classificando-os como comestíveis, venenosos ou de comestibilidade desconhecida. Essa última classificação foi agregada à categoria de venenosos pelo autor do </text:span><text:span text:style-name="T1">Data Set</text:span><text:span text:style-name="T6"> para garantir uma maior segurança em seu uso.</text:span></text:p>
        <text:p text:style-name="Text_20_body"><text:span text:style-name="T6">Os atributos disponibilizados para que possamos realizar nossa classificação, todos nominais, são: </text:span><text:span text:style-name="T1">Cap Shape</text:span><text:span text:style-name="T6">,</text:span><text:span text:style-name="T1"> Cap Surface</text:span><text:span text:style-name="T6">, </text:span><text:span text:style-name="T1">Cap Color</text:span><text:span text:style-name="T6">, </text:span><text:span text:style-name="T1">Bruises</text:span><text:span text:style-name="T6">, </text:span><text:span text:style-name="T1">Odor</text:span><text:span text:style-name="T6">, </text:span><text:span text:style-name="T1">Gill Attachment</text:span><text:span text:style-name="T6">, </text:span><text:span text:style-name="T1">Gill Spacing</text:span><text:span text:style-name="T6">, </text:span><text:span text:style-name="T1">Gill Size</text:span><text:span text:style-name="T6">, </text:span><text:span text:style-name="T1">Gill Color</text:span><text:span text:style-name="T6">, </text:span><text:span text:style-name="T1">Stalk Shape</text:span><text:span text:style-name="T6">, </text:span><text:span text:style-name="T1">Stalk Root</text:span><text:span text:style-name="T6">, </text:span><text:span text:style-name="T1">Stalk Surface Above Ring</text:span><text:span text:style-name="T6">, </text:span><text:span text:style-name="T1">Stalk Surface Below Ring</text:span><text:span text:style-name="T6">, </text:span><text:span text:style-name="T1">Stalk Color Above Ring</text:span><text:span text:style-name="T6">, </text:span><text:span text:style-name="T1">Stalk Color Below Ring</text:span><text:span text:style-name="T6">, </text:span><text:span text:style-name="T1">Veil Type</text:span><text:span text:style-name="T6">, </text:span><text:span text:style-name="T1">Veil Color</text:span><text:span text:style-name="T6">, </text:span><text:span text:style-name="T1">Ring Number</text:span><text:span text:style-name="T6">, </text:span><text:span text:style-name="T1">Ring Type</text:span><text:span text:style-name="T6">, </text:span><text:span text:style-name="T1">Spore Print Color</text:span><text:span text:style-name="T6">, </text:span><text:span text:style-name="T1">Population</text:span><text:span text:style-name="T6"> e </text:span><text:span text:style-name="T1">Habitat.</text:span></text:p>
        <text:p text:style-name="P2">Quanto à proporção de exemplos de cada classificação em nossa base de dados, temos 3916 instâncias de venenosos (48,2%) e 4208 instâncias de comestíveis (51,8%). Fica claro então que o conjunto é bem balanceado quanto às classes, facilitando assim nosso trabalho em análises posteriores.</text:p>
        <text:h text:style-name="P9" text:outline-level="1">Pré-Processamento</text:h>
        <text:p text:style-name="P15"><text:span text:style-name="T12">Como o autor de nossa base de dados já a disponibilizou bem balanceada e organizada, o trabalho de pré-processamento necessário resumiu-se apenas à conversão dos arquivos originais para o formato suportado por nossa plataforma de análise.</text:span></text:p>
        <text:p text:style-name="P16"><text:soft-page-break/>Os dados originais encontravam-se em um formato de texto simples, com uma instância em cada linha e seus atributos ordenados e separados por vírgula. Um arquivo de apoio também foi utilizado para nos indicar à que remetia cada atributo na ordem apresentada, além do significado de cada um de seus valores <text:span text:style-name="T13">nominais</text:span>, representados apenas por um caracter para diminuir o tamanho do arquivo original.</text:p>
        <text:p text:style-name="P16">Nosso primeiro passo então foi a conversão do arquivo de texto para um formato <text:span text:style-name="T13">CSV. Essa etapa não demandou muito esforço pois, pela própria estrutura do arquivo original, bastou a adição de uma linha com os nomes das colunas para que ele apresentasse-se agora no formato desejado. Por fim, utilizando a ferramenta ARRF Viewer, disponibilizado também pelo WEKA, convertemos do formato CSV para o ARFF, tendo então nosso conjunto de dados no formato ideal suportado pelas ferramentas de análise que seriam utilizadas.</text:span></text:p>
        <text:p text:style-name="P17">Pensando em facilitar o entendimento quanto aos valores dos atributos nominais, tentamos utilizar esta mesma ferramenta para substituir os caracteres por seus devidos valores utilizando a função <text:span text:style-name="T1">Replace Values With</text:span> disponível para cada coluna de atributos. Esta função, porém, mostrou comportamento inesperado e não nos forneceu os devidos resultados, nos levando a crer que a mesma não encontra-se em funcionamento estável. Dessa maneira, optamos por não realizar essa substituição de valores, visto que, com o auxílio do arquivo de nomes, isso não deveria afetar nosso entendimento quanto às análises.</text:p>
        <text:h text:style-name="P10" text:outline-level="1">Utilizando os Algoritmos</text:h>
        <text:h text:style-name="Heading_20_2" text:outline-level="2">Métricas para Análise</text:h>
        <text:p text:style-name="P18">Para realizar a avaliação e comparação entre os algoritmos utilizados, assim como a subsequente escolha do melhor em cada tipo, optamos por analisar a taxa de acerto obtida, assim como a taxa de erro. Como critério de desempate, foi escolhido o tempo de execução.</text:p>
        <text:p text:style-name="P19">Visando uma comparação sob as mesmas condições, testamos todos os algoritmos supervisionados utilizando <text:span text:style-name="T1">Cross-Validation 10-Fold</text:span> e os não-supervisionados utilizando a técnica de avaliação com relação ao rótulo de saída.</text:p>
        <text:h text:style-name="Heading_20_2" text:outline-level="2">Algoritmos Supervisionados</text:h>
        <text:h text:style-name="P6" text:outline-level="3"><text:span text:style-name="T8">Árvores de Decisão</text:span></text:h>
        <text:p text:style-name="P20"><text:span text:style-name="T8"><text:tab/>Na aplicação desse algoritmo, utilizamos a árvore J48 disponibilizada também pelo WEKA. Considerando a grande variedade de atributos nominais encontrados em nosso conjunto de dados, já era esperado que esse caminho nos apresentasse bons resultados. Ainda assim, fomos surpreendidos pela acurá</text:span><text:span text:style-name="T9">cia encontrada.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1">Correctly Classified Rows</text:p>
              </table:table-cell>
              <table:table-cell table:style-name="Table1.A1" office:value-type="string">
                <text:p text:style-name="P12">8124</text:p>
              </table:table-cell>
              <table:table-cell table:style-name="Table1.C1" office:value-type="string">
                <text:p text:style-name="P12">100%</text:p>
              </table:table-cell>
            </table:table-row>
          </table:table-header-rows>
          <table:table-row>
            <table:table-cell table:style-name="Table1.A2" office:value-type="string">
              <text:p text:style-name="P11">Incorrectly Classified Rows</text:p>
            </table:table-cell>
            <table:table-cell table:style-name="Table1.A2" office:value-type="string">
              <text:p text:style-name="P12">0</text:p>
            </table:table-cell>
            <table:table-cell table:style-name="Table1.C2" office:value-type="string">
              <text:p text:style-name="P12">0%</text:p>
            </table:table-cell>
          </table:table-row>
          <table:table-row>
            <table:table-cell table:style-name="Table1.A2" office:value-type="string">
              <text:p text:style-name="P11">Time Taken to Build Model</text:p>
            </table:table-cell>
            <table:table-cell table:style-name="Table1.C2" table:number-columns-spanned="2" office:value-type="string">
              <text:p text:style-name="P12">0.08 <text:span text:style-name="T1">Seconds</text:span></text:p>
            </table:table-cell>
            <table:covered-table-cell/>
          </table:table-row>
        </table:table>
        <text:list xml:id="list402671403" text:style-name="WW8Num20">
          <text:list-item>
            <text:p text:style-name="P13"><text:span text:style-name="T10">Resultados da análise sobre a Árvore de Decisão J48.</text:span></text:p>
          </text:list-item>
        </text:list>
        <text:p text:style-name="P21"><text:span text:style-name="T10"><text:tab/></text:span><text:span text:style-name="T14">Podemos </text:span><text:span text:style-name="T15">observar que o algoritmo basicamente conseguiu realizar uma classificação perfeita das instâncias presentes em nossa base de dados, além de fazê-la em</text:span><text:span text:style-name="T16"> tempo significativamente baix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fo:language="none" fo:country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language="none" fo:country="none" fo:font-style="italic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SimSun1" style:font-family-asian="SimSun, 宋体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1" style:font-family-asian="SimSun, 宋体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15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20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14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MS Mincho" style:font-family-asian="'MS Mincho', 'ＭＳ 明朝'" style:font-family-generic-asian="roman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MS Mincho" style:font-family-asian="'MS Mincho', 'ＭＳ 明朝'" style:font-family-generic-asian="roman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references" style:family="paragraph" style:list-style-name="WW8Num19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MS Mincho" style:font-family-asian="'MS Mincho', 'ＭＳ 明朝'" style:font-family-generic-asian="roman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18">
      <style:paragraph-properties fo:margin-left="0.102cm" fo:margin-right="0cm" fo:margin-top="0.106cm" fo:margin-bottom="0.053cm" loext:contextual-spacing="false" fo:text-align="end" style:justify-single-word="false" fo:orphans="2" fo:widows="2" fo:text-indent="-0.051cm" style:auto-text-indent="false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1" style:font-family-asian="SimSun, 宋体" style:font-pitch-asian="variable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21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words" style:family="paragraph" style:parent-style-name="Abstract">
      <style:paragraph-properties fo:margin-left="0cm" fo:margin-right="0cm" fo:margin-top="0cm" fo:margin-bottom="0.212cm" loext:contextual-spacing="false" fo:text-indent="0.483cm" style:auto-text-indent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14z1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17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17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17z4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fo:language="none" fo:country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2.54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creation-date>2018-12-07T10:33:34.048332794</meta:creation-date>
    <meta:editing-cycles>4</meta:editing-cycles>
    <meta:editing-duration>PT20M6S</meta:editing-duration>
    <meta:generator>LibreOffice/6.0.5.2$MacOSX_X86_64 LibreOffice_project/54c8cbb85f300ac59db32fe8a675ff7683cd5a16</meta:generator>
    <dc:date>2018-12-07T12:59:40.601239214</dc:date>
    <meta:document-statistic meta:table-count="1" meta:image-count="0" meta:object-count="0" meta:page-count="2" meta:paragraph-count="38" meta:word-count="965" meta:character-count="6642" meta:non-whitespace-character-count="5721"/>
  </office:meta>
</office:document-meta>
</file>